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 style:text-underline-style="solid" style:text-underline-color="font-color"/>
    </style:style>
    <style:style style:name="T1_2" style:family="text">
      <style:text-properties fo:font-weight="bold" style:font-weight-asian="bold" style:font-weight-complex="bold" style:text-underline-style="solid" style:text-underline-color="font-color"/>
    </style:style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T1_4" style:family="text">
      <style:text-properties fo:font-weight="bold" style:font-weight-asian="bold" style:font-weight-complex="bold" style:text-underline-style="solid" style:text-underline-color="font-color"/>
    </style:style>
    <style:style style:name="T1_5" style:family="text">
      <style:text-properties fo:font-weight="bold" style:font-weight-asian="bold" style:font-weight-complex="bold" style:text-underline-style="solid" style:text-underline-color="font-color"/>
    </style:style>
    <style:style style:name="T1_6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>
      <style:text-properties style:text-underline-style="solid" style:text-underline-color="font-color"/>
    </style:style>
    <style:style style:name="T5_3" style:family="text">
      <style:text-properties style:text-underline-style="solid" style:text-underline-color="font-color"/>
    </style:style>
    <style:style style:name="T5_4" style:family="text">
      <style:text-properties style:text-underline-style="solid" style:text-underline-color="font-color"/>
    </style:style>
    <style:style style:name="T5_5" style:family="text">
      <style:text-properties style:text-underline-style="solid" style:text-underline-color="font-color"/>
    </style:style>
    <style:style style:name="T5_6" style:family="text">
      <style:text-properties style:text-underline-style="solid" style:text-underline-color="font-color"/>
    </style:style>
    <style:style style:name="T5_7" style:family="text">
      <style:text-properties style:text-underline-style="solid" style:text-underline-color="font-color"/>
    </style:style>
    <style:style style:name="T5_8" style:family="text">
      <style:text-properties style:text-underline-style="solid" style:text-underline-color="font-color"/>
    </style:style>
    <style:style style:name="T5_9" style:family="text">
      <style:text-properties style:text-underline-style="solid" style:text-underline-color="font-color"/>
    </style:style>
    <style:style style:name="T5_10" style:family="text">
      <style:text-properties style:text-underline-style="solid" style:text-underline-color="font-color"/>
    </style:style>
    <style:style style:name="T5_11" style:family="text">
      <style:text-properties style:text-underline-style="solid" style:text-underline-color="font-color"/>
    </style:style>
    <style:style style:name="T5_12" style:family="text">
      <style:text-properties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>
      <style:text-properties style:text-underline-style="solid" style:text-underline-color="font-color"/>
    </style:style>
    <style:style style:name="T12_3" style:family="text">
      <style:text-properties style:text-underline-style="solid" style:text-underline-color="font-color"/>
    </style:style>
    <style:style style:name="T12_4" style:family="text">
      <style:text-properties style:text-underline-style="solid" style:text-underline-color="font-color"/>
    </style:style>
    <style:style style:name="T12_5" style:family="text">
      <style:text-properties style:text-underline-style="solid" style:text-underline-color="font-color"/>
    </style:style>
    <style:style style:name="T12_6" style:family="text">
      <style:text-properties style:text-underline-style="solid" style:text-underline-color="font-color"/>
    </style:style>
    <style:style style:name="T12_7" style:family="text">
      <style:text-properties style:text-underline-style="solid" style:text-underline-color="font-color"/>
    </style:style>
    <style:style style:name="T12_8" style:family="text">
      <style:text-properties style:text-underline-style="solid" style:text-underline-color="font-color"/>
    </style:style>
    <style:style style:name="T12_9" style:family="text">
      <style:text-properties style:text-underline-style="solid" style:text-underline-color="font-color"/>
    </style:style>
    <style:style style:name="T12_10" style:family="text">
      <style:text-properties style:text-underline-style="solid" style:text-underline-color="font-color"/>
    </style:style>
    <style:style style:name="T12_11" style:family="text">
      <style:text-properties style:text-underline-style="solid" style:text-underline-color="font-color"/>
    </style:style>
    <style:style style:name="T12_12" style:family="text">
      <style:text-properties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text-underline-style="solid" style:text-underline-color="font-color"/>
    </style:style>
    <style:style style:name="T23_2" style:family="text">
      <style:text-properties style:text-underline-style="solid" style:text-underline-color="font-color"/>
    </style:style>
    <style:style style:name="T23_3" style:family="text">
      <style:text-properties style:text-underline-style="solid" style:text-underline-color="font-color"/>
    </style:style>
    <style:style style:name="T23_4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P34" style:family="paragraph" style:parent-style-name="Standard">
      <style:paragraph-properties fo:break-before="auto" fo:text-indent="0cm" fo:line-height="115%" fo:margin-left="2.54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P35" style:family="paragraph" style:parent-style-name="Standard">
      <style:paragraph-properties fo:break-before="auto" fo:text-indent="0cm" fo:line-height="115%" fo:margin-left="2.54cm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P5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ollecte</text:span><text:span text:style-name="T1_2"><text:s/></text:span><text:span text:style-name="T1_3">d</text:span><text:span text:style-name="T1_4">’</text:span><text:span text:style-name="T1_5">infos</text:span><text:span text:style-name="T1_6">:</text:span></text:p>
      <text:p text:style-name="P2"/>
      <text:p text:style-name="P3"><text:span text:style-name="T3_1"><text:s/></text:span><text:span text:style-name="T3_2">À</text:span><text:span text:style-name="T3_3"><text:s/></text:span><text:span text:style-name="T3_4">partir</text:span><text:span text:style-name="T3_5"><text:s/></text:span><text:span text:style-name="T3_6">de</text:span><text:span text:style-name="T3_7"><text:s/></text:span><text:span text:style-name="T3_8">MediaWiki</text:span><text:span text:style-name="T3_9"><text:s/></text:span><text:span text:style-name="T3_10">nous</text:span><text:span text:style-name="T3_11"><text:s/></text:span><text:span text:style-name="T3_12">pouvons</text:span><text:span text:style-name="T3_13">:</text:span></text:p>
      <text:p text:style-name="P4"/>
      <text:p text:style-name="P5"><text:span text:style-name="T5_1"><text:tab/>-<text:s/></text:span><text:span text:style-name="T5_2">Obtenir</text:span><text:span text:style-name="T5_3"><text:s/></text:span><text:span text:style-name="T5_4">les</text:span><text:span text:style-name="T5_5"><text:s/></text:span><text:span text:style-name="T5_6">informations</text:span><text:span text:style-name="T5_7"><text:s/></text:span><text:span text:style-name="T5_8">nécessaires</text:span><text:span text:style-name="T5_9"><text:s/></text:span><text:span text:style-name="T5_10">des</text:span><text:span text:style-name="T5_11"><text:s/></text:span><text:span text:style-name="T5_12">révisions</text:span></text:p>
      <text:p text:style-name="P6"><text:span text:style-name="T6_1"><text:tab/><text:tab/>-<text:s/></text:span><text:span text:style-name="T6_2">L</text:span><text:span text:style-name="T6_3">’</text:span><text:span text:style-name="T6_4">auteur</text:span></text:p>
      <text:p text:style-name="P7"><text:span text:style-name="T7_1"><text:tab/><text:tab/>-<text:s/></text:span><text:span text:style-name="T7_2">Les</text:span><text:span text:style-name="T7_3"><text:s/></text:span><text:span text:style-name="T7_4">ids</text:span><text:span text:style-name="T7_5"><text:s/></text:span><text:span text:style-name="T7_6">des</text:span><text:span text:style-name="T7_7"><text:s/></text:span><text:span text:style-name="T7_8">révisions</text:span></text:p>
      <text:p text:style-name="P8"><text:span text:style-name="T8_1"><text:tab/><text:tab/>-<text:s/></text:span><text:span text:style-name="T8_2">Le</text:span><text:span text:style-name="T8_3"><text:s/></text:span><text:span text:style-name="T8_4">id</text:span><text:span text:style-name="T8_5"><text:s/></text:span><text:span text:style-name="T8_6">de</text:span><text:span text:style-name="T8_7"><text:s/></text:span><text:span text:style-name="T8_8">la</text:span><text:span text:style-name="T8_9"><text:s/></text:span><text:span text:style-name="T8_10">révision</text:span><text:span text:style-name="T8_11"><text:s/></text:span><text:span text:style-name="T8_12">parente</text:span></text:p>
      <text:p text:style-name="P9"><text:span text:style-name="T9_1"><text:tab/><text:tab/>-<text:s/></text:span><text:span text:style-name="T9_2">La</text:span><text:span text:style-name="T9_3"><text:s/></text:span><text:span text:style-name="T9_4">date</text:span><text:span text:style-name="T9_5"><text:s/></text:span><text:span text:style-name="T9_6">création</text:span></text:p>
      <text:p text:style-name="P10"><text:span text:style-name="T10_1"><text:tab/><text:tab/>-<text:s/></text:span><text:span text:style-name="T10_2">Contenu</text:span></text:p>
      <text:p text:style-name="P11"><text:span text:style-name="T11_1"><text:tab/><text:tab/></text:span></text:p>
      <text:p text:style-name="P12"><text:span text:style-name="T12_1"><text:tab/>-<text:s/></text:span><text:span text:style-name="T12_2">Obtenir</text:span><text:span text:style-name="T12_3"><text:s/></text:span><text:span text:style-name="T12_4">des</text:span><text:span text:style-name="T12_5"><text:s/></text:span><text:span text:style-name="T12_6">informations</text:span><text:span text:style-name="T12_7"><text:s/></text:span><text:span text:style-name="T12_8">sur</text:span><text:span text:style-name="T12_9"><text:s/></text:span><text:span text:style-name="T12_10">les</text:span><text:span text:style-name="T12_11"><text:s/></text:span><text:span text:style-name="T12_12">sections</text:span></text:p>
      <text:p text:style-name="P13"><text:span text:style-name="T13_1"><text:tab/><text:tab/>-<text:s/></text:span><text:span text:style-name="T13_2">Les</text:span><text:span text:style-name="T13_3"><text:s/></text:span><text:span text:style-name="T13_4">ids</text:span><text:span text:style-name="T13_5"><text:s/></text:span><text:span text:style-name="T13_6">des</text:span><text:span text:style-name="T13_7"><text:s/></text:span><text:span text:style-name="T13_8">sections</text:span></text:p>
      <text:p text:style-name="P14"><text:span text:style-name="T14_1"><text:tab/><text:tab/>-<text:s/></text:span><text:span text:style-name="T14_2">Les</text:span><text:span text:style-name="T14_3"><text:s/></text:span><text:span text:style-name="T14_4">noms</text:span></text:p>
      <text:p text:style-name="P15"><text:span text:style-name="T15_1"><text:tab/><text:tab/>-<text:s/></text:span><text:span text:style-name="T15_2">Le</text:span><text:span text:style-name="T15_3"><text:s/></text:span><text:span text:style-name="T15_4">contenu</text:span></text:p>
      <text:p text:style-name="P16"/>
      <text:p text:style-name="P17"><text:span text:style-name="T17_1">Notre</text:span><text:span text:style-name="T17_2"><text:s/></text:span><text:span text:style-name="T17_3">module</text:span><text:span text:style-name="T17_4"><text:s/></text:span><text:span text:style-name="T17_5">permet</text:span><text:span text:style-name="T17_6"><text:s/></text:span><text:span text:style-name="T17_7">d</text:span><text:span text:style-name="T17_8">’</text:span><text:span text:style-name="T17_9">obtenir</text:span><text:span text:style-name="T17_10"><text:s/></text:span><text:span text:style-name="T17_11">des</text:span><text:span text:style-name="T17_12"><text:s/></text:span><text:span text:style-name="T17_13">requêtes</text:span><text:span text:style-name="T17_14"><text:s/></text:span><text:span text:style-name="T17_15">plus</text:span><text:span text:style-name="T17_16"><text:s/></text:span><text:span text:style-name="T17_17">spécifique</text:span><text:span text:style-name="T17_18">:</text:span></text:p>
      <text:p text:style-name="P18"><text:span text:style-name="T18_1"><text:tab/></text:span></text:p>
      <text:p text:style-name="P19"><text:span text:style-name="T19_1"><text:tab/><text:tab/>-<text:s/></text:span><text:span text:style-name="T19_2">Obtenir</text:span><text:span text:style-name="T19_3"><text:s/></text:span><text:span text:style-name="T19_4">les</text:span><text:span text:style-name="T19_5"><text:s/></text:span><text:span text:style-name="T19_6">révisions</text:span><text:span text:style-name="T19_7"><text:s/></text:span><text:span text:style-name="T19_8">par</text:span><text:span text:style-name="T19_9"><text:s/></text:span><text:span text:style-name="T19_10">auteur</text:span></text:p>
      <text:p text:style-name="P20"><text:span text:style-name="T20_1"><text:tab/><text:tab/>-<text:s/></text:span><text:span text:style-name="T20_2">Obtenir</text:span><text:span text:style-name="T20_3"><text:s/></text:span><text:span text:style-name="T20_4">l</text:span><text:span text:style-name="T20_5">’</text:span><text:span text:style-name="T20_6">auteur</text:span><text:span text:style-name="T20_7"><text:s/></text:span><text:span text:style-name="T20_8">d</text:span><text:span text:style-name="T20_9">’</text:span><text:span text:style-name="T20_10">une</text:span><text:span text:style-name="T20_11"><text:s/></text:span><text:span text:style-name="T20_12">révision</text:span></text:p>
      <text:p text:style-name="P21"><text:span text:style-name="T21_1"><text:tab/><text:tab/>-<text:s/></text:span><text:span text:style-name="T21_2">Obtenir</text:span><text:span text:style-name="T21_3"><text:s/></text:span><text:span text:style-name="T21_4">les</text:span><text:span text:style-name="T21_5"><text:s/></text:span><text:span text:style-name="T21_6">parents</text:span><text:span text:style-name="T21_7"><text:s/></text:span><text:span text:style-name="T21_8">des</text:span><text:span text:style-name="T21_9"><text:s/></text:span><text:span text:style-name="T21_10">révisions</text:span></text:p>
      <text:p text:style-name="P22"><text:span text:style-name="T22_1"><text:tab/><text:tab/></text:span></text:p>
      <text:p text:style-name="P23"><text:span text:style-name="T23_1">Les</text:span><text:span text:style-name="T23_2"><text:s/></text:span><text:span text:style-name="T23_3">limites</text:span><text:span text:style-name="T23_4">:</text:span></text:p>
      <text:p text:style-name="P24"><text:span text:style-name="T24_1"><text:tab/><text:tab/>-<text:s/></text:span><text:span text:style-name="T24_2">Le</text:span><text:span text:style-name="T24_3"><text:s/></text:span><text:span text:style-name="T24_4">nombre</text:span><text:span text:style-name="T24_5"><text:s/></text:span><text:span text:style-name="T24_6">d</text:span><text:span text:style-name="T24_7">’</text:span><text:span text:style-name="T24_8">informations</text:span><text:span text:style-name="T24_9"><text:s/></text:span><text:span text:style-name="T24_10">retourner</text:span><text:span text:style-name="T24_11"><text:s/></text:span><text:span text:style-name="T24_12">par</text:span><text:span text:style-name="T24_13"><text:s/></text:span><text:span text:style-name="T24_14">MediaWiki</text:span><text:span text:style-name="T24_15"><text:s/></text:span><text:span text:style-name="T24_16">est</text:span><text:span text:style-name="T24_17"><text:s/></text:span><text:span text:style-name="T24_18">limité</text:span></text:p>
      <text:p text:style-name="P25"><text:span text:style-name="T25_1"><text:tab/><text:tab/><text:tab/>500<text:s/></text:span><text:span text:style-name="T25_2">par</text:span><text:span text:style-name="T25_3"><text:s/></text:span><text:span text:style-name="T25_4">un</text:span><text:span text:style-name="T25_5"><text:s/></text:span><text:span text:style-name="T25_6">humain</text:span></text:p>
      <text:p text:style-name="P26"><text:span text:style-name="T26_1"><text:tab/><text:tab/><text:tab/>5000<text:s/></text:span><text:span text:style-name="T26_2">par</text:span><text:span text:style-name="T26_3"><text:s/></text:span><text:span text:style-name="T26_4">un</text:span><text:span text:style-name="T26_5"><text:s/>“</text:span><text:span text:style-name="T26_6">robot</text:span><text:span text:style-name="T26_7">”</text:span></text:p>
      <text:p text:style-name="P27"><text:span text:style-name="T27_1"><text:tab/><text:tab/></text:span><text:span text:style-name="T27_2">Il</text:span><text:span text:style-name="T27_3"><text:s/></text:span><text:span text:style-name="T27_4">donc</text:span><text:span text:style-name="T27_5"><text:s/></text:span><text:span text:style-name="T27_6">faut</text:span><text:span text:style-name="T27_7"><text:s/></text:span><text:span text:style-name="T27_8">un</text:span><text:span text:style-name="T27_9"><text:s/></text:span><text:span text:style-name="T27_10">algorithme</text:span><text:span text:style-name="T27_11"><text:s/></text:span><text:span text:style-name="T27_12">pour</text:span><text:span text:style-name="T27_13"><text:s/></text:span><text:span text:style-name="T27_14">maximiser</text:span><text:span text:style-name="T27_15"><text:s/></text:span><text:span text:style-name="T27_16">le</text:span><text:span text:style-name="T27_17"><text:s/></text:span><text:span text:style-name="T27_18">nombre</text:span><text:span text:style-name="T27_19"><text:s/></text:span><text:span text:style-name="T27_20">d</text:span><text:span text:style-name="T27_21">’</text:span><text:span text:style-name="T27_22">informations</text:span><text:span text:style-name="T27_23"><text:s/></text:span></text:p>
      <text:p text:style-name="P28"/>
      <text:p text:style-name="P29"><text:span text:style-name="T29_1"><text:tab/><text:tab/>-<text:s/></text:span><text:span text:style-name="T29_2">Certains</text:span><text:span text:style-name="T29_3"><text:s/></text:span><text:span text:style-name="T29_4">fonctions</text:span><text:span text:style-name="T29_5"><text:s/></text:span><text:span text:style-name="T29_6">retournent</text:span><text:span text:style-name="T29_7"><text:s/></text:span><text:span text:style-name="T29_8">des</text:span><text:span text:style-name="T29_9"><text:s/></text:span><text:span text:style-name="T29_10">résultats</text:span><text:span text:style-name="T29_11"><text:s/></text:span><text:span text:style-name="T29_12">non</text:span><text:span text:style-name="T29_13"><text:s/></text:span><text:span text:style-name="T29_14">exactes</text:span><text:span text:style-name="T29_15"><text:s/></text:span><text:span text:style-name="T29_16">tel</text:span><text:span text:style-name="T29_17"><text:s/></text:span><text:span text:style-name="T29_18">que</text:span></text:p>
      <text:p text:style-name="P30"><text:span text:style-name="T30_1"><text:tab/><text:tab/></text:span><text:span text:style-name="T30_2">ceux</text:span><text:span text:style-name="T30_3"><text:s/></text:span><text:span text:style-name="T30_4">en</text:span><text:span text:style-name="T30_5"><text:s/></text:span><text:span text:style-name="T30_6">lien</text:span><text:span text:style-name="T30_7"><text:s/></text:span><text:span text:style-name="T30_8">avec</text:span><text:span text:style-name="T30_9"><text:s/></text:span><text:span text:style-name="T30_10">les</text:span><text:span text:style-name="T30_11"><text:s/></text:span><text:span text:style-name="T30_12">sections</text:span></text:p>
      <text:p text:style-name="P31"/>
      <text:p text:style-name="P32"><text:span text:style-name="T32_1"><text:tab/><text:tab/>-<text:s/></text:span><text:span text:style-name="T32_2">Les</text:span><text:span text:style-name="T32_3"><text:s/></text:span><text:span text:style-name="T32_4">requêtes</text:span><text:span text:style-name="T32_5"><text:s/></text:span><text:span text:style-name="T32_6">retournant</text:span><text:span text:style-name="T32_7"><text:s/></text:span><text:span text:style-name="T32_8">du</text:span><text:span text:style-name="T32_9"><text:s/></text:span><text:span text:style-name="T32_10">contenu</text:span><text:span text:style-name="T32_11"><text:s/></text:span><text:span text:style-name="T32_12">ou</text:span><text:span text:style-name="T32_13"><text:s/></text:span><text:span text:style-name="T32_14">des</text:span><text:span text:style-name="T32_15"><text:s/></text:span><text:span text:style-name="T32_16">révisions</text:span><text:span text:style-name="T32_17"><text:s/></text:span><text:span text:style-name="T32_18">sont</text:span><text:span text:style-name="T32_19"><text:s/></text:span><text:span text:style-name="T32_20">généralement</text:span></text:p>
      <text:p text:style-name="P33"><text:span text:style-name="T33_1"><text:tab/><text:tab/></text:span><text:span text:style-name="T33_2">longs</text:span><text:span text:style-name="T33_3"><text:s/></text:span><text:span text:style-name="T33_4">et</text:span><text:span text:style-name="T33_5"><text:s/></text:span><text:span text:style-name="T33_6">peuvent</text:span><text:span text:style-name="T33_7"><text:s/></text:span><text:span text:style-name="T33_8">facilement</text:span><text:span text:style-name="T33_9"><text:s/></text:span><text:span text:style-name="T33_10">causer</text:span><text:span text:style-name="T33_11"><text:s/></text:span><text:span text:style-name="T33_12">des</text:span><text:span text:style-name="T33_13"><text:s/>“</text:span><text:span text:style-name="T33_14">timeouts</text:span><text:span text:style-name="T33_15">”.<text:s/></text:span><text:span text:style-name="T33_16">Les</text:span><text:span text:style-name="T33_17"><text:s/></text:span><text:span text:style-name="T33_18">timeouts</text:span><text:span text:style-name="T33_19"><text:s/></text:span><text:span text:style-name="T33_20">peuvent</text:span><text:span text:style-name="T33_21"><text:s/></text:span><text:span text:style-name="T33_22">être</text:span></text:p>
      <text:p text:style-name="P34"><text:span text:style-name="T34_1">contournés</text:span><text:span text:style-name="T34_2"><text:s/></text:span><text:span text:style-name="T34_3">en</text:span><text:span text:style-name="T34_4"><text:s/></text:span><text:span text:style-name="T34_5">faisant</text:span><text:span text:style-name="T34_6"><text:s/></text:span><text:span text:style-name="T34_7">des</text:span><text:span text:style-name="T34_8"><text:s/></text:span><text:span text:style-name="T34_9">petites</text:span><text:span text:style-name="T34_10"><text:s/></text:span><text:span text:style-name="T34_11">requêtes</text:span><text:span text:style-name="T34_12"><text:s/>(</text:span><text:span text:style-name="T34_13">recommandation</text:span><text:span text:style-name="T34_14"><text:s/></text:span><text:span text:style-name="T34_15">personnelle</text:span><text:span text:style-name="T34_16">:<text:s/>10<text:s/></text:span><text:span text:style-name="T34_17">ou</text:span><text:span text:style-name="T34_18"><text:s/></text:span><text:span text:style-name="T34_19">moins</text:span><text:span text:style-name="T34_20">)</text:span></text:p>
      <text:p text:style-name="P35"/>
      <text:p text:style-name="P36"><text:span text:style-name="T36_1"><text:tab/><text:tab/>-<text:s/></text:span><text:span text:style-name="T36_2">MediaWiki</text:span><text:span text:style-name="T36_3"><text:s/></text:span><text:span text:style-name="T36_4">n</text:span><text:span text:style-name="T36_5">’</text:span><text:span text:style-name="T36_6">est</text:span><text:span text:style-name="T36_7"><text:s/></text:span><text:span text:style-name="T36_8">uniquement</text:span><text:span text:style-name="T36_9"><text:s/></text:span><text:span text:style-name="T36_10">utilisables</text:span><text:span text:style-name="T36_11"><text:s/></text:span><text:span text:style-name="T36_12">pour</text:span><text:span text:style-name="T36_13"><text:s/></text:span><text:span text:style-name="T36_14">les</text:span><text:span text:style-name="T36_15"><text:s/></text:span><text:span text:style-name="T36_16">Wiki</text:span><text:span text:style-name="T36_17"><text:s/></text:span><text:span text:style-name="T36_18">qui</text:span><text:span text:style-name="T36_19"><text:s/></text:span><text:span text:style-name="T36_20">se</text:span><text:span text:style-name="T36_21"><text:s/></text:span><text:span text:style-name="T36_22">basent</text:span></text:p>
      <text:p text:style-name="P37"><text:span text:style-name="T37_1"><text:tab/><text:tab/></text:span><text:span text:style-name="T37_2">sur</text:span><text:span text:style-name="T37_3"><text:s/></text:span><text:span text:style-name="T37_4">ce</text:span><text:span text:style-name="T37_5"><text:s/></text:span><text:span text:style-name="T37_6">dernier</text:span><text:span text:style-name="T37_7">.<text:s/></text:span><text:span text:style-name="T37_8">Cependant</text:span><text:span text:style-name="T37_9">,<text:s/></text:span><text:span text:style-name="T37_10">selon</text:span><text:span text:style-name="T37_11"><text:s/></text:span><text:span text:style-name="T37_12">le</text:span><text:span text:style-name="T37_13"><text:s/></text:span><text:span text:style-name="T37_14">site</text:span><text:span text:style-name="T37_15">,<text:s/></text:span><text:span text:style-name="T37_16">il</text:span><text:span text:style-name="T37_17"><text:s/></text:span><text:span text:style-name="T37_18">faudrait</text:span><text:span text:style-name="T37_19"><text:s/></text:span><text:span text:style-name="T37_20">ajuster</text:span><text:span text:style-name="T37_21"><text:s/></text:span><text:span text:style-name="T37_22">la</text:span><text:span text:style-name="T37_23"><text:s/></text:span><text:span text:style-name="T37_24">collecte</text:span></text:p>
      <text:p text:style-name="P38"><text:span text:style-name="T38_1"><text:tab/><text:tab/></text:span><text:span text:style-name="T38_2">de</text:span><text:span text:style-name="T38_3"><text:s/></text:span><text:span text:style-name="T38_4">données</text:span><text:span text:style-name="T38_5">.<text:s/></text:span><text:span text:style-name="T38_6">De</text:span><text:span text:style-name="T38_7"><text:s/></text:span><text:span text:style-name="T38_8">plus</text:span><text:span text:style-name="T38_9">,<text:s/></text:span><text:span text:style-name="T38_10">chaque</text:span><text:span text:style-name="T38_11"><text:s/></text:span><text:span text:style-name="T38_12">site</text:span><text:span text:style-name="T38_13">,<text:s/></text:span><text:span text:style-name="T38_14">même</text:span><text:span text:style-name="T38_15"><text:s/></text:span><text:span text:style-name="T38_16">s</text:span><text:span text:style-name="T38_17">’</text:span><text:span text:style-name="T38_18">il</text:span><text:span text:style-name="T38_19"><text:s/></text:span><text:span text:style-name="T38_20">utilise</text:span><text:span text:style-name="T38_21"><text:s/></text:span><text:span text:style-name="T38_22">MediaWiki</text:span><text:span text:style-name="T38_23">,<text:s/></text:span><text:span text:style-name="T38_24">peut</text:span></text:p>
      <text:p text:style-name="P39"><text:span text:style-name="T39_1"><text:tab/><text:tab/></text:span><text:span text:style-name="T39_2">retourner</text:span><text:span text:style-name="T39_3"><text:s/></text:span><text:span text:style-name="T39_4">différent</text:span><text:span text:style-name="T39_5"><text:s/></text:span><text:span text:style-name="T39_6">genre</text:span><text:span text:style-name="T39_7"><text:s/></text:span><text:span text:style-name="T39_8">de</text:span><text:span text:style-name="T39_9"><text:s/></text:span><text:span text:style-name="T39_10">résultats</text:span><text:span text:style-name="T39_11">.</text:span></text:p>
      <text:p text:style-name="P40"/>
      <text:p text:style-name="P41"/>
      <text:p text:style-name="P42"/>
      <text:p text:style-name="P43"/>
      <text:p text:style-name="P44"><text:span text:style-name="T44_1">API</text:span><text:span text:style-name="T44_2">:</text:span><text:span text:style-name="T44_3"><text:line-break/></text:span></text:p>
      <text:p text:style-name="P45"><text:span text:style-name="T45_1">La</text:span><text:span text:style-name="T45_2"><text:s/></text:span><text:span text:style-name="T45_3">classe</text:span><text:span text:style-name="T45_4"><text:s/></text:span><text:span text:style-name="T45_5">WikiArticle</text:span><text:span text:style-name="T45_6"><text:s/></text:span><text:span text:style-name="T45_7">contient</text:span><text:span text:style-name="T45_8"><text:s/></text:span><text:span text:style-name="T45_9">l</text:span><text:span text:style-name="T45_10">’</text:span><text:span text:style-name="T45_11">adresse</text:span><text:span text:style-name="T45_12"><text:s/></text:span><text:span text:style-name="T45_13">de</text:span><text:span text:style-name="T45_14"><text:s/></text:span><text:span text:style-name="T45_15">l</text:span><text:span text:style-name="T45_16">’</text:span><text:span text:style-name="T45_17">article</text:span><text:span text:style-name="T45_18">.<text:s/></text:span><text:span text:style-name="T45_19">Cette</text:span><text:span text:style-name="T45_20"><text:s/></text:span><text:span text:style-name="T45_21">classe</text:span><text:span text:style-name="T45_22">,<text:s/></text:span><text:span text:style-name="T45_23">à</text:span><text:span text:style-name="T45_24"><text:s/></text:span><text:span text:style-name="T45_25">sa</text:span><text:span text:style-name="T45_26"><text:s/></text:span><text:span text:style-name="T45_27">création</text:span><text:span text:style-name="T45_28">,<text:s/></text:span><text:span text:style-name="T45_29">retient</text:span><text:span text:style-name="T45_30"><text:s/></text:span><text:span text:style-name="T45_31">quelques</text:span></text:p>
      <text:p text:style-name="P46"><text:span text:style-name="T46_1">informations</text:span><text:span text:style-name="T46_2"><text:s/></text:span><text:span text:style-name="T46_3">qui</text:span><text:span text:style-name="T46_4"><text:s/></text:span><text:span text:style-name="T46_5">seront</text:span><text:span text:style-name="T46_6"><text:s/></text:span><text:span text:style-name="T46_7">utiles</text:span><text:span text:style-name="T46_8"><text:s/></text:span><text:span text:style-name="T46_9">aux</text:span><text:span text:style-name="T46_10"><text:s/></text:span><text:span text:style-name="T46_11">recherches</text:span><text:span text:style-name="T46_12"><text:s/></text:span><text:span text:style-name="T46_13">telles</text:span><text:span text:style-name="T46_14"><text:s/></text:span><text:span text:style-name="T46_15">que</text:span><text:span text:style-name="T46_16"><text:s/></text:span><text:span text:style-name="T46_17">la</text:span><text:span text:style-name="T46_18"><text:s/></text:span><text:span text:style-name="T46_19">liste</text:span><text:span text:style-name="T46_20"><text:s/></text:span><text:span text:style-name="T46_21">d</text:span><text:span text:style-name="T46_22">’</text:span><text:span text:style-name="T46_23">utilisateurs</text:span><text:span text:style-name="T46_24">,<text:s/></text:span><text:span text:style-name="T46_25">de</text:span><text:span text:style-name="T46_26"><text:s/></text:span><text:span text:style-name="T46_27">révisions</text:span><text:span text:style-name="T46_28"><text:s/></text:span><text:span text:style-name="T46_29">et</text:span><text:span text:style-name="T46_30"><text:s/></text:span><text:span text:style-name="T46_31">des</text:span><text:span text:style-name="T46_32"><text:s/></text:span><text:span text:style-name="T46_33">sections</text:span><text:span text:style-name="T46_34"><text:s/></text:span><text:span text:style-name="T46_35">de</text:span><text:span text:style-name="T46_36"><text:s/></text:span><text:span text:style-name="T46_37">l</text:span><text:span text:style-name="T46_38">’</text:span><text:span text:style-name="T46_39">article</text:span><text:span text:style-name="T46_40"><text:s/></text:span><text:span text:style-name="T46_41">saisi</text:span><text:span text:style-name="T46_42">.<text:s/></text:span></text:p>
      <text:p text:style-name="P47"><text:span text:style-name="T47_1"><text:line-break/></text:span><text:span text:style-name="T47_2">L</text:span><text:span text:style-name="T47_3">’</text:span><text:span text:style-name="T47_4">API</text:span><text:span text:style-name="T47_5"><text:s/></text:span><text:span text:style-name="T47_6">agit</text:span><text:span text:style-name="T47_7"><text:s/></text:span><text:span text:style-name="T47_8">d</text:span><text:span text:style-name="T47_9">’</text:span><text:span text:style-name="T47_10">intermédiaire</text:span><text:span text:style-name="T47_11"><text:s/></text:span><text:span text:style-name="T47_12">entre</text:span><text:span text:style-name="T47_13"><text:s/></text:span><text:span text:style-name="T47_14">WEHA</text:span><text:span text:style-name="T47_15">,<text:s/></text:span><text:span text:style-name="T47_16">MediaWiki</text:span><text:span text:style-name="T47_17"><text:s/></text:span><text:span text:style-name="T47_18">et</text:span><text:span text:style-name="T47_19"><text:s/></text:span><text:span text:style-name="T47_20">l</text:span><text:span text:style-name="T47_21">’</text:span><text:span text:style-name="T47_22">affichage</text:span><text:span text:style-name="T47_23">.<text:s/></text:span><text:span text:style-name="T47_24">L</text:span><text:span text:style-name="T47_25">’</text:span><text:span text:style-name="T47_26">API</text:span><text:span text:style-name="T47_27"><text:s/></text:span><text:span text:style-name="T47_28">contient</text:span><text:span text:style-name="T47_29"><text:s/></text:span><text:span text:style-name="T47_30">des</text:span><text:span text:style-name="T47_31"><text:s/></text:span><text:span text:style-name="T47_32">requêtes</text:span><text:span text:style-name="T47_33"><text:s/></text:span><text:span text:style-name="T47_34">prédéfinies</text:span><text:span text:style-name="T47_35"><text:s/></text:span><text:span text:style-name="T47_36">à</text:span><text:span text:style-name="T47_37"><text:s/></text:span><text:span text:style-name="T47_38">MédiaWiki</text:span><text:span text:style-name="T47_39"><text:s/></text:span><text:span text:style-name="T47_40">qui</text:span><text:span text:style-name="T47_41"><text:s/></text:span><text:span text:style-name="T47_42">retourne</text:span><text:span text:style-name="T47_43"><text:s/></text:span><text:span text:style-name="T47_44">des</text:span><text:span text:style-name="T47_45"><text:s/></text:span><text:span text:style-name="T47_46">fichiers</text:span><text:span text:style-name="T47_47"><text:s/></text:span><text:span text:style-name="T47_48">JSON</text:span><text:span text:style-name="T47_49">.<text:s/></text:span><text:span text:style-name="T47_50">Ces</text:span><text:span text:style-name="T47_51"><text:s/></text:span><text:span text:style-name="T47_52">requêtes</text:span><text:span text:style-name="T47_53"><text:s/></text:span><text:span text:style-name="T47_54">sont</text:span><text:span text:style-name="T47_55"><text:s/></text:span><text:span text:style-name="T47_56">contenus</text:span><text:span text:style-name="T47_57"><text:s/></text:span><text:span text:style-name="T47_58">dans</text:span><text:span text:style-name="T47_59"><text:s/></text:span><text:span text:style-name="T47_60">la</text:span><text:span text:style-name="T47_61"><text:s/></text:span><text:span text:style-name="T47_62">classe</text:span><text:span text:style-name="T47_63"><text:s/></text:span><text:span text:style-name="T47_64">Requeteur</text:span><text:span text:style-name="T47_65">.</text:span></text:p>
      <text:p text:style-name="P48"/>
      <text:p text:style-name="P49"><text:span text:style-name="T49_1">Pour</text:span><text:span text:style-name="T49_2"><text:s/></text:span><text:span text:style-name="T49_3">faciliter</text:span><text:span text:style-name="T49_4"><text:s/></text:span><text:span text:style-name="T49_5">la</text:span><text:span text:style-name="T49_6"><text:s/></text:span><text:span text:style-name="T49_7">manipulation</text:span><text:span text:style-name="T49_8"><text:s/></text:span><text:span text:style-name="T49_9">des</text:span><text:span text:style-name="T49_10"><text:s/></text:span><text:span text:style-name="T49_11">données</text:span><text:span text:style-name="T49_12">,<text:s/></text:span><text:span text:style-name="T49_13">les</text:span><text:span text:style-name="T49_14"><text:s/></text:span><text:span text:style-name="T49_15">fichiers</text:span><text:span text:style-name="T49_16"><text:s/></text:span><text:span text:style-name="T49_17">JSON</text:span><text:span text:style-name="T49_18"><text:s/></text:span><text:span text:style-name="T49_19">retournés</text:span><text:span text:style-name="T49_20"><text:s/></text:span><text:span text:style-name="T49_21">par</text:span><text:span text:style-name="T49_22"><text:s/></text:span><text:span text:style-name="T49_23">MediaWiki</text:span><text:span text:style-name="T49_24"><text:s/></text:span><text:span text:style-name="T49_25">peuvent</text:span><text:span text:style-name="T49_26"><text:s/></text:span><text:span text:style-name="T49_27">être</text:span><text:span text:style-name="T49_28"><text:s/></text:span><text:span text:style-name="T49_29">transformer</text:span><text:span text:style-name="T49_30"><text:s/></text:span><text:span text:style-name="T49_31">en</text:span><text:span text:style-name="T49_32"><text:s/></text:span><text:span text:style-name="T49_33">array</text:span><text:span text:style-name="T49_34"><text:s/></text:span><text:span text:style-name="T49_35">grâce</text:span><text:span text:style-name="T49_36"><text:s/></text:span><text:span text:style-name="T49_37">à</text:span><text:span text:style-name="T49_38"><text:s/></text:span><text:span text:style-name="T49_39">la</text:span><text:span text:style-name="T49_40"><text:s/></text:span><text:span text:style-name="T49_41">classe</text:span><text:span text:style-name="T49_42"><text:s/></text:span><text:span text:style-name="T49_43">MWJsonDecoder</text:span><text:span text:style-name="T49_44">.<text:s/></text:span><text:span text:style-name="T49_45">Cette</text:span><text:span text:style-name="T49_46"><text:s/></text:span><text:span text:style-name="T49_47">classe</text:span><text:span text:style-name="T49_48"><text:s/></text:span><text:span text:style-name="T49_49">contient</text:span><text:span text:style-name="T49_50"><text:s/></text:span><text:span text:style-name="T49_51">certains</text:span><text:span text:style-name="T49_52"><text:s/></text:span><text:span text:style-name="T49_53">fonctions</text:span><text:span text:style-name="T49_54"><text:s/>“</text:span><text:span text:style-name="T49_55">transformateur</text:span><text:span text:style-name="T49_56">”<text:s/></text:span><text:span text:style-name="T49_57">déjà</text:span><text:span text:style-name="T49_58"><text:s/></text:span><text:span text:style-name="T49_59">prédéfinies</text:span><text:span text:style-name="T49_60"><text:s/></text:span><text:span text:style-name="T49_61">qui</text:span><text:span text:style-name="T49_62"><text:s/></text:span><text:span text:style-name="T49_63">permettent</text:span><text:span text:style-name="T49_64"><text:s/></text:span><text:span text:style-name="T49_65">entre</text:span><text:span text:style-name="T49_66"><text:s/></text:span><text:span text:style-name="T49_67">autre</text:span><text:span text:style-name="T49_68"><text:s/></text:span><text:span text:style-name="T49_69">d</text:span><text:span text:style-name="T49_70">’</text:span><text:span text:style-name="T49_71">obtenir</text:span><text:span text:style-name="T49_72"><text:s/></text:span><text:span text:style-name="T49_73">les</text:span><text:span text:style-name="T49_74"><text:s/></text:span><text:span text:style-name="T49_75">JSON</text:span><text:span text:style-name="T49_76"><text:s/></text:span><text:span text:style-name="T49_77">des</text:span><text:span text:style-name="T49_78"><text:s/></text:span><text:span text:style-name="T49_79">révisions</text:span><text:span text:style-name="T49_80"><text:s/></text:span><text:span text:style-name="T49_81">et</text:span><text:span text:style-name="T49_82"><text:s/></text:span><text:span text:style-name="T49_83">d</text:span><text:span text:style-name="T49_84">’</text:span><text:span text:style-name="T49_85">utilisateurs</text:span><text:span text:style-name="T49_86"><text:s/></text:span><text:span text:style-name="T49_87">dans</text:span><text:span text:style-name="T49_88"><text:s/></text:span><text:span text:style-name="T49_89">des</text:span><text:span text:style-name="T49_90"><text:s/></text:span><text:span text:style-name="T49_91">arrays</text:span><text:span text:style-name="T49_92">.</text:span></text:p>
      <text:p text:style-name="P50"/>
      <text:p text:style-name="P51"><text:span text:style-name="T51_1">Une</text:span><text:span text:style-name="T51_2"><text:s/></text:span><text:span text:style-name="T51_3">classe</text:span><text:span text:style-name="T51_4"><text:s/></text:span><text:span text:style-name="T51_5">appelée</text:span><text:span text:style-name="T51_6">,<text:s/></text:span><text:span text:style-name="T51_7">pour</text:span><text:span text:style-name="T51_8"><text:s/></text:span><text:span text:style-name="T51_9">l</text:span><text:span text:style-name="T51_10">’</text:span><text:span text:style-name="T51_11">instant</text:span><text:span text:style-name="T51_12">,<text:s/></text:span><text:span text:style-name="T51_13">TraiteurRequetes</text:span><text:span text:style-name="T51_14">,<text:s/></text:span><text:span text:style-name="T51_15">a</text:span><text:span text:style-name="T51_16"><text:s/></text:span><text:span text:style-name="T51_17">pour</text:span><text:span text:style-name="T51_18"><text:s/></text:span><text:span text:style-name="T51_19">but</text:span><text:span text:style-name="T51_20"><text:s/></text:span><text:span text:style-name="T51_21">de</text:span><text:span text:style-name="T51_22"><text:s/></text:span><text:span text:style-name="T51_23">faire</text:span><text:span text:style-name="T51_24"><text:s/></text:span><text:span text:style-name="T51_25">le</text:span><text:span text:style-name="T51_26"><text:s/></text:span><text:span text:style-name="T51_27">pont</text:span><text:span text:style-name="T51_28"><text:s/></text:span><text:span text:style-name="T51_29">entre</text:span><text:span text:style-name="T51_30"><text:s/></text:span><text:span text:style-name="T51_31">l</text:span><text:span text:style-name="T51_32">’</text:span><text:span text:style-name="T51_33">interface</text:span><text:span text:style-name="T51_34"><text:s/></text:span><text:span text:style-name="T51_35">graphique</text:span><text:span text:style-name="T51_36"><text:s/></text:span><text:span text:style-name="T51_37">et</text:span><text:span text:style-name="T51_38"><text:s/></text:span><text:span text:style-name="T51_39">les</text:span><text:span text:style-name="T51_40"><text:s/></text:span><text:span text:style-name="T51_41">résultats</text:span><text:span text:style-name="T51_42"><text:s/></text:span><text:span text:style-name="T51_43">des</text:span><text:span text:style-name="T51_44"><text:s/></text:span><text:span text:style-name="T51_45">recherches</text:span><text:span text:style-name="T51_46">.<text:s/></text:span><text:span text:style-name="T51_47">Cette</text:span><text:span text:style-name="T51_48"><text:s/></text:span><text:span text:style-name="T51_49">classe</text:span><text:span text:style-name="T51_50">,<text:s/></text:span><text:span text:style-name="T51_51">étant</text:span><text:span text:style-name="T51_52"><text:s/></text:span><text:span text:style-name="T51_53">aussi</text:span><text:span text:style-name="T51_54"><text:s/></text:span><text:span text:style-name="T51_55">un</text:span><text:span text:style-name="T51_56"><text:s/>“</text:span><text:span text:style-name="T51_57">wrapper</text:span><text:span text:style-name="T51_58">”,<text:s/></text:span><text:span text:style-name="T51_59">a</text:span><text:span text:style-name="T51_60"><text:s/></text:span><text:span text:style-name="T51_61">aussi</text:span><text:span text:style-name="T51_62"><text:s/></text:span><text:span text:style-name="T51_63">pour</text:span><text:span text:style-name="T51_64"><text:s/></text:span><text:span text:style-name="T51_65">but</text:span><text:span text:style-name="T51_66"><text:s/></text:span><text:span text:style-name="T51_67">de</text:span><text:span text:style-name="T51_68"><text:s/></text:span><text:span text:style-name="T51_69">contenir</text:span><text:span text:style-name="T51_70"><text:s/></text:span><text:span text:style-name="T51_71">les</text:span><text:span text:style-name="T51_72"><text:s/>“</text:span><text:span text:style-name="T51_73">includes</text:span><text:span text:style-name="T51_74">”<text:s/></text:span><text:span text:style-name="T51_75">que</text:span><text:span text:style-name="T51_76"><text:s/></text:span><text:span text:style-name="T51_77">PHP</text:span><text:span text:style-name="T51_78"><text:s/></text:span><text:span text:style-name="T51_79">requiert</text:span><text:span text:style-name="T51_80">.</text:span></text:p>
      <text:p text:style-name="P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